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aramond" svg:font-family="Garamond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15%" fo:margin-top="0cm" style:writing-mode="lr-tb"/>
    </style:style>
    <style:style style:name="T1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15%" fo:margin-top="0cm" style:writing-mode="lr-tb"/>
    </style:style>
    <style:style style:name="P3" style:family="paragraph" style:parent-style-name="Standard">
      <style:paragraph-properties fo:break-before="auto" fo:text-indent="0cm" fo:line-height="115%" fo:margin-top="0cm" style:writing-mode="lr-tb"/>
    </style:style>
    <style:style style:name="T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0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0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0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0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0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0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0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0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0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0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break-before="auto" fo:text-indent="0cm" fo:line-height="100%" fo:margin-top="0cm" style:writing-mode="lr-tb"/>
    </style:style>
    <style:style style:name="P5" style:family="paragraph" style:parent-style-name="Standard">
      <style:paragraph-properties fo:break-before="auto" fo:text-indent="0cm" fo:line-height="100%" fo:margin-top="0cm" style:writing-mode="lr-tb"/>
    </style:style>
    <style:style style:name="T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" style:family="paragraph" style:parent-style-name="Standard">
      <style:paragraph-properties fo:break-before="auto" fo:text-indent="0cm" fo:line-height="100%" fo:margin-top="0cm" style:writing-mode="lr-tb"/>
    </style:style>
    <style:style style:name="P7" style:family="paragraph" style:parent-style-name="Standard">
      <style:paragraph-properties fo:break-before="auto" fo:text-indent="0cm" fo:line-height="100%" fo:margin-top="0cm" style:writing-mode="lr-tb"/>
    </style:style>
    <style:style style:name="T7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9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10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1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1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1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7_1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00%" fo:margin-top="0cm" style:writing-mode="lr-tb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4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5" style:family="paragraph" style:parent-style-name="Standard">
      <style:paragraph-properties fo:break-before="auto" fo:text-indent="0cm" fo:line-height="100%" fo:margin-top="0cm" style:writing-mode="lr-tb"/>
    </style:style>
    <style:style style:name="P16" style:family="paragraph" style:parent-style-name="Standard">
      <style:paragraph-properties fo:break-before="auto" fo:text-indent="0cm" fo:line-height="100%" fo:margin-top="0cm" style:writing-mode="lr-tb"/>
    </style:style>
    <style:style style:name="P17" style:family="paragraph" style:parent-style-name="Standard">
      <style:paragraph-properties fo:break-before="auto" fo:text-indent="0cm" fo:line-height="100%" fo:margin-top="0cm" fo:margin-bottom="0cm" style:writing-mode="lr-tb"/>
    </style:style>
    <style:style style:name="P18" style:family="paragraph" style:parent-style-name="Heading_20_6">
      <style:paragraph-properties fo:break-before="auto" fo:text-indent="0cm" fo:line-height="100%" style:writing-mode="lr-tb"/>
    </style:style>
    <style:style style:name="T18_1" style:family="text">
      <style:text-properties style:font-name="Arial" style:font-name-asian="Arial" style:font-name-complex="Arial" fo:font-weight="bold" style:font-weight-asian="bold" style:font-weight-complex="bold"/>
    </style:style>
    <style:style style:name="T18_2" style:family="text">
      <style:text-properties style:font-name="Arial" style:font-name-asian="Arial" style:font-name-complex="Arial" fo:font-weight="bold" style:font-weight-asian="bold" style:font-weight-complex="bold"/>
    </style:style>
    <style:style style:name="T18_3" style:family="text">
      <style:text-properties style:font-name="Arial" style:font-name-asian="Arial" style:font-name-complex="Arial" fo:font-weight="bold" style:font-weight-asian="bold" style:font-weight-complex="bold"/>
    </style:style>
    <style:style style:name="T18_4" style:family="text">
      <style:text-properties style:font-name="Arial" style:font-name-asian="Arial" style:font-name-complex="Arial" fo:font-weight="bold" style:font-weight-asian="bold" style:font-weight-complex="bold"/>
    </style:style>
    <style:style style:name="T18_5" style:family="text">
      <style:text-properties style:font-name="Arial" style:font-name-asian="Arial" style:font-name-complex="Arial" fo:font-weight="bold" style:font-weight-asian="bold" style:font-weight-complex="bold"/>
    </style:style>
    <style:style style:name="T18_6" style:family="text">
      <style:text-properties style:font-name="Arial" style:font-name-asian="Arial" style:font-name-complex="Arial" fo:font-weight="bold" style:font-weight-asian="bold" style:font-weight-complex="bold"/>
    </style:style>
    <style:style style:name="T18_7" style:family="text">
      <style:text-properties style:font-name="Arial" style:font-name-asian="Arial" style:font-name-complex="Arial" fo:font-weight="bold" style:font-weight-asian="bold" style:font-weight-complex="bold"/>
    </style:style>
    <style:style style:name="T18_8" style:family="text">
      <style:text-properties style:font-name="Arial" style:font-name-asian="Arial" style:font-name-complex="Arial" fo:font-weight="bold" style:font-weight-asian="bold" style:font-weight-complex="bold"/>
    </style:style>
    <style:style style:name="T18_9" style:family="text">
      <style:text-properties style:font-name="Arial" style:font-name-asian="Arial" style:font-name-complex="Arial"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fo:text-indent="0cm" fo:line-height="100%" fo:margin-top="0cm" style:writing-mode="lr-tb"/>
    </style:style>
    <style:style style:name="P20" style:family="paragraph" style:parent-style-name="Standard">
      <style:paragraph-properties fo:break-before="auto" fo:text-indent="0cm" fo:line-height="100%" fo:margin-top="0cm" style:writing-mode="lr-tb"/>
    </style:style>
    <style:style style:name="P21" style:family="paragraph" style:parent-style-name="Standard">
      <style:paragraph-properties fo:break-before="auto" fo:text-indent="0cm" fo:line-height="100%" fo:margin-top="0cm" style:writing-mode="lr-tb"/>
    </style:style>
    <style:style style:name="T21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1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1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1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21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00%" fo:margin-top="0cm" style:writing-mode="lr-tb"/>
    </style:style>
    <style:style style:name="T22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00%" fo:margin-top="0cm" style:writing-mode="lr-tb"/>
    </style:style>
    <style:style style:name="T2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7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3_8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4" style:family="paragraph" style:parent-style-name="Standard">
      <style:paragraph-properties fo:break-before="auto" fo:line-height="100%" fo:margin-top="0cm" style:writing-mode="lr-tb"/>
    </style:style>
    <style:style style:name="T2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5" style:family="paragraph" style:parent-style-name="Standard">
      <style:paragraph-properties fo:break-before="auto" fo:line-height="100%" fo:margin-top="0cm" style:writing-mode="lr-tb"/>
    </style:style>
    <style:style style:name="T2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6" style:family="paragraph" style:parent-style-name="Standard">
      <style:paragraph-properties fo:break-before="auto" fo:line-height="100%" fo:margin-top="0cm" style:writing-mode="lr-tb"/>
    </style:style>
    <style:style style:name="T2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7" style:family="paragraph" style:parent-style-name="Standard">
      <style:paragraph-properties fo:break-before="auto" fo:line-height="100%" fo:margin-top="0cm" style:writing-mode="lr-tb"/>
    </style:style>
    <style:style style:name="T2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8" style:family="paragraph" style:parent-style-name="Standard">
      <style:paragraph-properties fo:break-before="auto" fo:line-height="100%" fo:margin-top="0cm" style:writing-mode="lr-tb"/>
    </style:style>
    <style:style style:name="T2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9" style:family="paragraph" style:parent-style-name="Standard">
      <style:paragraph-properties fo:break-before="auto" fo:text-indent="0cm" fo:line-height="100%" fo:margin-top="0cm" style:writing-mode="lr-tb"/>
    </style:style>
    <style:style style:name="P30" style:family="paragraph" style:parent-style-name="Standard">
      <style:paragraph-properties fo:break-before="auto" fo:text-indent="0cm" fo:line-height="100%" fo:margin-top="0cm" style:writing-mode="lr-tb"/>
    </style:style>
    <style:style style:name="T3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00%" fo:margin-top="0cm" style:writing-mode="lr-tb"/>
    </style:style>
    <style:style style:name="T3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2" style:family="paragraph" style:parent-style-name="Standard">
      <style:paragraph-properties fo:break-before="auto" fo:line-height="100%" fo:margin-top="0cm" style:writing-mode="lr-tb"/>
    </style:style>
    <style:style style:name="T3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3" style:family="paragraph" style:parent-style-name="Standard">
      <style:paragraph-properties fo:break-before="auto" fo:line-height="100%" fo:margin-top="0cm" style:writing-mode="lr-tb"/>
    </style:style>
    <style:style style:name="T3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5" style:family="paragraph" style:parent-style-name="Standard">
      <style:paragraph-properties fo:text-align="justify" fo:break-before="auto" fo:line-height="100%" fo:margin-top="0cm" style:writing-mode="lr-tb"/>
    </style:style>
    <style:style style:name="T3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6" style:family="paragraph" style:parent-style-name="Standard">
      <style:paragraph-properties fo:text-align="justify" fo:break-before="auto" fo:line-height="100%" fo:margin-top="0cm" style:writing-mode="lr-tb"/>
    </style:style>
    <style:style style:name="T3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7" style:family="paragraph" style:parent-style-name="Standard">
      <style:paragraph-properties fo:text-align="justify" fo:break-before="auto" fo:line-height="100%" fo:margin-top="0cm" style:writing-mode="lr-tb"/>
    </style:style>
    <style:style style:name="T3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8" style:family="paragraph" style:parent-style-name="Standard">
      <style:paragraph-properties fo:text-align="justify" fo:break-before="auto" fo:line-height="100%" fo:margin-top="0cm" style:writing-mode="lr-tb"/>
    </style:style>
    <style:style style:name="T3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9" style:family="paragraph" style:parent-style-name="Standard">
      <style:paragraph-properties fo:break-before="auto" fo:text-indent="0cm" fo:line-height="100%" fo:margin-top="0cm" style:writing-mode="lr-tb"/>
    </style:style>
    <style:style style:name="P40" style:family="paragraph" style:parent-style-name="Standard">
      <style:paragraph-properties fo:break-before="auto" fo:text-indent="0cm" fo:line-height="100%" fo:margin-top="0cm" style:writing-mode="lr-tb"/>
    </style:style>
    <style:style style:name="T4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0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1" style:family="paragraph" style:parent-style-name="Standard">
      <style:paragraph-properties fo:break-before="auto" fo:text-indent="0cm" fo:line-height="100%" fo:margin-top="0cm" style:writing-mode="lr-tb"/>
    </style:style>
    <style:style style:name="P42" style:family="paragraph" style:parent-style-name="Standard">
      <style:paragraph-properties fo:break-before="auto" fo:text-indent="0cm" fo:line-height="100%" fo:margin-top="0cm" style:writing-mode="lr-tb"/>
    </style:style>
    <style:style style:name="T42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2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42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3" style:family="paragraph" style:parent-style-name="Standard">
      <style:paragraph-properties fo:break-before="auto" fo:text-indent="0cm" fo:line-height="100%" fo:margin-top="0cm" fo:margin-left="1.27cm" style:writing-mode="lr-tb"/>
    </style:style>
    <style:style style:name="P44" style:family="paragraph" style:parent-style-name="Standard">
      <style:paragraph-properties fo:break-before="auto" fo:text-indent="0cm" fo:line-height="100%" fo:margin-top="0cm" style:writing-mode="lr-tb"/>
    </style:style>
    <style:style style:name="T44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4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4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4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4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00%" fo:margin-top="0cm" style:writing-mode="lr-tb"/>
    </style:style>
    <style:style style:name="T45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46" style:family="paragraph" style:parent-style-name="Standard">
      <style:paragraph-properties fo:text-align="justify" fo:break-before="auto" fo:line-height="100%" fo:margin-top="0cm" style:writing-mode="lr-tb"/>
    </style:style>
    <style:style style:name="T4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7" style:family="paragraph" style:parent-style-name="Standard">
      <style:paragraph-properties fo:text-align="justify" fo:break-before="auto" fo:line-height="100%" fo:margin-top="0cm" style:writing-mode="lr-tb"/>
    </style:style>
    <style:style style:name="T4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8" style:family="paragraph" style:parent-style-name="Standard">
      <style:paragraph-properties fo:break-before="auto" fo:text-indent="0cm" fo:line-height="100%" fo:margin-top="0cm" style:writing-mode="lr-tb"/>
    </style:style>
    <style:style style:name="P49" style:family="paragraph" style:parent-style-name="Standard">
      <style:paragraph-properties fo:break-before="auto" fo:text-indent="0cm" fo:line-height="100%" fo:margin-top="0cm" style:writing-mode="lr-tb"/>
    </style:style>
    <style:style style:name="T49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9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9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9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49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00%" fo:margin-top="0cm" style:writing-mode="lr-tb"/>
    </style:style>
    <style:style style:name="T5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1" style:family="paragraph" style:parent-style-name="Standard">
      <style:paragraph-properties fo:text-align="justify" fo:break-before="auto" fo:line-height="100%" fo:margin-top="0cm" style:writing-mode="lr-tb"/>
    </style:style>
    <style:style style:name="T5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1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2" style:family="paragraph" style:parent-style-name="Standard">
      <style:paragraph-properties fo:text-align="justify" fo:break-before="auto" fo:line-height="100%" fo:margin-top="0cm" style:writing-mode="lr-tb"/>
    </style:style>
    <style:style style:name="T5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3" style:family="paragraph" style:parent-style-name="Standard">
      <style:paragraph-properties fo:text-align="justify" fo:break-before="auto" fo:text-indent="0cm" fo:line-height="100%" fo:margin-top="0.176cm" style:writing-mode="lr-tb"/>
    </style:style>
    <style:style style:name="P54" style:family="paragraph" style:parent-style-name="Standard">
      <style:paragraph-properties fo:break-before="auto" fo:text-indent="0cm" fo:line-height="100%" fo:margin-top="0cm" style:writing-mode="lr-tb"/>
    </style:style>
    <style:style style:name="T54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4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4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5" style:family="paragraph" style:parent-style-name="Standard">
      <style:paragraph-properties fo:break-before="auto" fo:text-indent="0cm" fo:line-height="100%" fo:margin-top="0cm" style:writing-mode="lr-tb"/>
    </style:style>
    <style:style style:name="P56" style:family="paragraph" style:parent-style-name="Standard">
      <style:paragraph-properties fo:break-before="auto" fo:text-indent="0cm" fo:line-height="100%" fo:margin-top="0cm" style:writing-mode="lr-tb"/>
    </style:style>
    <style:style style:name="T56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6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6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6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6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6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56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57" style:family="paragraph" style:parent-style-name="Standard">
      <style:paragraph-properties fo:break-before="auto" fo:text-indent="0cm" fo:line-height="100%" fo:margin-top="0cm" style:writing-mode="lr-tb"/>
    </style:style>
    <style:style style:name="T57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58" style:family="paragraph" style:parent-style-name="Standard">
      <style:paragraph-properties fo:text-align="justify" fo:break-before="auto" fo:line-height="100%" fo:margin-top="0cm" style:writing-mode="lr-tb"/>
    </style:style>
    <style:style style:name="T5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9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60" style:family="paragraph" style:parent-style-name="Standard">
      <style:paragraph-properties fo:break-before="auto" fo:text-indent="0cm" fo:line-height="100%" fo:margin-top="0cm" style:writing-mode="lr-tb"/>
    </style:style>
    <style:style style:name="P61" style:family="paragraph" style:parent-style-name="Standard">
      <style:paragraph-properties fo:break-before="auto" fo:text-indent="0cm" fo:line-height="100%" fo:margin-top="0cm" style:writing-mode="lr-tb"/>
    </style:style>
    <style:style style:name="T61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1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1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1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1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62" style:family="paragraph" style:parent-style-name="Standard">
      <style:paragraph-properties fo:break-before="auto" fo:text-indent="0cm" fo:line-height="100%" fo:margin-top="0cm" style:writing-mode="lr-tb"/>
    </style:style>
    <style:style style:name="T62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3" style:family="paragraph" style:parent-style-name="Standard">
      <style:paragraph-properties fo:text-align="justify" fo:break-before="auto" fo:line-height="100%" fo:margin-top="0cm" style:writing-mode="lr-tb"/>
    </style:style>
    <style:style style:name="T6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4" style:family="paragraph" style:parent-style-name="Standard">
      <style:paragraph-properties fo:break-before="auto" fo:text-indent="0cm" fo:line-height="100%" fo:margin-top="0cm" style:writing-mode="lr-tb"/>
    </style:style>
    <style:style style:name="P65" style:family="paragraph" style:parent-style-name="Standard">
      <style:paragraph-properties fo:break-before="auto" fo:text-indent="0cm" fo:line-height="100%" fo:margin-top="0cm" style:writing-mode="lr-tb"/>
    </style:style>
    <style:style style:name="T65_1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5_2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65_3" style:family="text">
      <style:text-properties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6" style:family="paragraph" style:parent-style-name="Standard">
      <style:paragraph-properties fo:break-before="auto" fo:text-indent="0cm" fo:line-height="100%" fo:margin-top="0cm" style:writing-mode="lr-tb"/>
    </style:style>
    <style:style style:name="P67" style:family="paragraph" style:parent-style-name="Standard">
      <style:paragraph-properties fo:break-before="auto" fo:text-indent="0cm" fo:line-height="100%" fo:margin-top="0cm" style:writing-mode="lr-tb"/>
    </style:style>
    <style:style style:name="T67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7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7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7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67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68" style:family="paragraph" style:parent-style-name="Standard">
      <style:paragraph-properties fo:break-before="auto" fo:text-indent="0cm" fo:line-height="100%" fo:margin-top="0cm" style:writing-mode="lr-tb"/>
    </style:style>
    <style:style style:name="T68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9" style:family="paragraph" style:parent-style-name="Standard">
      <style:paragraph-properties fo:text-align="justify" fo:break-before="auto" fo:line-height="100%" fo:margin-top="0cm" style:writing-mode="lr-tb"/>
    </style:style>
    <style:style style:name="T6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9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0" style:family="paragraph" style:parent-style-name="Standard">
      <style:paragraph-properties fo:text-align="justify" fo:break-before="auto" fo:line-height="100%" fo:margin-top="0cm" style:writing-mode="lr-tb"/>
    </style:style>
    <style:style style:name="T7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1" style:family="paragraph" style:parent-style-name="Standard">
      <style:paragraph-properties fo:text-align="justify" fo:break-before="auto" fo:line-height="100%" fo:margin-top="0cm" style:writing-mode="lr-tb"/>
    </style:style>
    <style:style style:name="T7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2" style:family="paragraph" style:parent-style-name="Standard">
      <style:paragraph-properties fo:break-before="auto" fo:text-indent="0cm" fo:line-height="100%" fo:margin-top="0cm" style:writing-mode="lr-tb"/>
    </style:style>
    <style:style style:name="P73" style:family="paragraph" style:parent-style-name="Standard">
      <style:paragraph-properties fo:break-before="auto" fo:text-indent="0cm" fo:line-height="100%" fo:margin-top="0cm" style:writing-mode="lr-tb"/>
    </style:style>
    <style:style style:name="P74" style:family="paragraph" style:parent-style-name="Standard">
      <style:paragraph-properties fo:break-before="auto" fo:text-indent="0cm" fo:line-height="100%" fo:margin-top="0cm" style:writing-mode="lr-tb"/>
    </style:style>
    <style:style style:name="T74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4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4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4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4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75" style:family="paragraph" style:parent-style-name="Standard">
      <style:paragraph-properties fo:break-before="auto" fo:text-indent="0cm" fo:line-height="100%" fo:margin-top="0cm" style:writing-mode="lr-tb"/>
    </style:style>
    <style:style style:name="T75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76" style:family="paragraph" style:parent-style-name="Standard">
      <style:paragraph-properties fo:text-align="justify" fo:break-before="auto" fo:line-height="100%" fo:margin-top="0cm" style:writing-mode="lr-tb"/>
    </style:style>
    <style:style style:name="T7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6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7" style:family="paragraph" style:parent-style-name="Standard">
      <style:paragraph-properties fo:break-before="auto" fo:text-indent="0cm" fo:line-height="100%" fo:margin-top="0cm" style:writing-mode="lr-tb"/>
    </style:style>
    <style:style style:name="P78" style:family="paragraph" style:parent-style-name="Standard">
      <style:paragraph-properties fo:break-before="auto" fo:text-indent="0cm" fo:line-height="100%" fo:margin-top="0cm" style:writing-mode="lr-tb"/>
    </style:style>
    <style:style style:name="P79" style:family="paragraph" style:parent-style-name="Standard">
      <style:paragraph-properties fo:break-before="auto" fo:text-indent="0cm" fo:line-height="100%" fo:margin-top="0cm" style:writing-mode="lr-tb"/>
    </style:style>
    <style:style style:name="T79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9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9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9_4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9_5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9_6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T79_7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00%" fo:margin-top="0cm" style:writing-mode="lr-tb"/>
    </style:style>
    <style:style style:name="T80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81" style:family="paragraph" style:parent-style-name="Standard">
      <style:paragraph-properties fo:text-align="justify" fo:break-before="auto" fo:line-height="100%" fo:margin-top="0cm" style:writing-mode="lr-tb"/>
    </style:style>
    <style:style style:name="T8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1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2" style:family="paragraph" style:parent-style-name="Standard">
      <style:paragraph-properties fo:text-align="justify" fo:break-before="auto" fo:line-height="100%" fo:margin-top="0cm" style:writing-mode="lr-tb"/>
    </style:style>
    <style:style style:name="T8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2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83" style:family="paragraph" style:parent-style-name="Standard">
      <style:paragraph-properties fo:text-align="justify" fo:break-before="auto" fo:text-indent="0cm" fo:line-height="100%" fo:margin-top="0cm" style:writing-mode="lr-tb"/>
    </style:style>
    <style:style style:name="P84" style:family="paragraph" style:parent-style-name="Standard">
      <style:paragraph-properties fo:break-before="auto" fo:text-indent="0cm" fo:line-height="100%" fo:margin-top="0cm" style:writing-mode="lr-tb"/>
    </style:style>
    <style:style style:name="P85" style:family="paragraph" style:parent-style-name="Standard">
      <style:paragraph-properties fo:break-before="auto" fo:text-indent="0cm" fo:line-height="100%" fo:margin-top="0cm" fo:margin-bottom="0cm" style:writing-mode="lr-tb"/>
    </style:style>
  </office:automatic-styles>
  <office:body>
    <office:text>
      <text:p text:style-name="P1"><text:span text:style-name="T1_1">Developer</text:span></text:p>
      <text:p text:style-name="P2"/>
      <text:p text:style-name="P3"><text:span text:style-name="T3_1">We</text:span><text:span text:style-name="T3_2"><text:s/></text:span><text:span text:style-name="T3_3">want</text:span><text:span text:style-name="T3_4"><text:s/></text:span><text:span text:style-name="T3_5">to</text:span><text:span text:style-name="T3_6"><text:s/></text:span><text:span text:style-name="T3_7">expand</text:span><text:span text:style-name="T3_8"><text:s/></text:span><text:span text:style-name="T3_9">our</text:span><text:span text:style-name="T3_10"><text:s/></text:span><text:span text:style-name="T3_11">team</text:span><text:span text:style-name="T3_12"><text:s/></text:span><text:span text:style-name="T3_13">of</text:span><text:span text:style-name="T3_14"><text:s/></text:span><text:span text:style-name="T3_15">outstanding</text:span><text:span text:style-name="T3_16"><text:s/></text:span><text:span text:style-name="T3_17">developers</text:span><text:span text:style-name="T3_18"><text:s/></text:span><text:span text:style-name="T3_19">to</text:span><text:span text:style-name="T3_20"><text:s/></text:span><text:span text:style-name="T3_21">help</text:span><text:span text:style-name="T3_22"><text:s/></text:span><text:span text:style-name="T3_23">the</text:span><text:span text:style-name="T3_24"><text:s/></text:span><text:span text:style-name="T3_25">UK</text:span><text:span text:style-name="T3_26"><text:s/></text:span><text:span text:style-name="T3_27">government</text:span><text:span text:style-name="T3_28"><text:s/></text:span><text:span text:style-name="T3_29">build</text:span><text:span text:style-name="T3_30"><text:s/></text:span><text:span text:style-name="T3_31">and</text:span><text:span text:style-name="T3_32"><text:s/></text:span><text:span text:style-name="T3_33">run</text:span><text:span text:style-name="T3_34"><text:s/></text:span><text:span text:style-name="T3_35">great</text:span><text:span text:style-name="T3_36"><text:s/></text:span><text:span text:style-name="T3_37">digital</text:span><text:span text:style-name="T3_38"><text:s/></text:span><text:span text:style-name="T3_39">services</text:span><text:span text:style-name="T3_40"><text:s/></text:span><text:span text:style-name="T3_41">for</text:span><text:span text:style-name="T3_42"><text:s/></text:span><text:span text:style-name="T3_43">the</text:span><text:span text:style-name="T3_44"><text:s/></text:span><text:span text:style-name="T3_45">people</text:span><text:span text:style-name="T3_46"><text:s/></text:span><text:span text:style-name="T3_47">of</text:span><text:span text:style-name="T3_48"><text:s/></text:span><text:span text:style-name="T3_49">the</text:span><text:span text:style-name="T3_50"><text:s/></text:span><text:span text:style-name="T3_51">UK</text:span><text:span text:style-name="T3_52">.<text:s/> </text:span><text:span text:style-name="T3_53">Candidates</text:span><text:span text:style-name="T3_54"><text:s/></text:span><text:span text:style-name="T3_55">must</text:span><text:span text:style-name="T3_56"><text:s/></text:span><text:span text:style-name="T3_57">have</text:span><text:span text:style-name="T3_58"><text:s/></text:span><text:span text:style-name="T3_59">strong</text:span><text:span text:style-name="T3_60"><text:s/></text:span><text:span text:style-name="T3_61">skills</text:span><text:span text:style-name="T3_62"><text:s/></text:span><text:span text:style-name="T3_63">in</text:span><text:span text:style-name="T3_64"><text:s/></text:span><text:span text:style-name="T3_65">frontend</text:span><text:span text:style-name="T3_66"><text:s/></text:span><text:span text:style-name="T3_67">or</text:span><text:span text:style-name="T3_68"><text:s/></text:span><text:span text:style-name="T3_69">backend</text:span><text:span text:style-name="T3_70"><text:s/></text:span><text:span text:style-name="T3_71">web</text:span><text:span text:style-name="T3_72"><text:s/></text:span><text:span text:style-name="T3_73">developer</text:span><text:span text:style-name="T3_74"><text:s/>(</text:span><text:span text:style-name="T3_75">or</text:span><text:span text:style-name="T3_76"><text:s/></text:span><text:span text:style-name="T3_77">both</text:span><text:span text:style-name="T3_78">)<text:s/></text:span><text:span text:style-name="T3_79">and</text:span><text:span text:style-name="T3_80"><text:s/></text:span><text:span text:style-name="T3_81">be</text:span><text:span text:style-name="T3_82"><text:s/></text:span><text:span text:style-name="T3_83">ready</text:span><text:span text:style-name="T3_84"><text:s/></text:span><text:span text:style-name="T3_85">to</text:span><text:span text:style-name="T3_86"><text:s/></text:span><text:span text:style-name="T3_87">quickly</text:span><text:span text:style-name="T3_88"><text:s/></text:span><text:span text:style-name="T3_89">get</text:span><text:span text:style-name="T3_90"><text:s/></text:span><text:span text:style-name="T3_91">to</text:span><text:span text:style-name="T3_92"><text:s/></text:span><text:span text:style-name="T3_93">work</text:span><text:span text:style-name="T3_94"><text:s/></text:span><text:span text:style-name="T3_95">within</text:span><text:span text:style-name="T3_96"><text:s/></text:span><text:span text:style-name="T3_97">a</text:span><text:span text:style-name="T3_98"><text:s/></text:span><text:span text:style-name="T3_99">multi</text:span><text:span text:style-name="T3_100">-</text:span><text:span text:style-name="T3_101">disciplinary</text:span><text:span text:style-name="T3_102"><text:s/></text:span><text:span text:style-name="T3_103">team</text:span><text:span text:style-name="T3_104"><text:s/></text:span><text:span text:style-name="T3_105">of</text:span><text:span text:style-name="T3_106"><text:s/></text:span><text:span text:style-name="T3_107">developers</text:span><text:span text:style-name="T3_108">,<text:s/></text:span><text:span text:style-name="T3_109">designers</text:span><text:span text:style-name="T3_110">,<text:s/></text:span><text:span text:style-name="T3_111">editors</text:span><text:span text:style-name="T3_112">,<text:s/></text:span><text:span text:style-name="T3_113">analysts</text:span><text:span text:style-name="T3_114"><text:s/></text:span><text:span text:style-name="T3_115">focussed</text:span><text:span text:style-name="T3_116"><text:s/></text:span><text:span text:style-name="T3_117">on</text:span><text:span text:style-name="T3_118"><text:s/></text:span><text:span text:style-name="T3_119">one</text:span><text:span text:style-name="T3_120"><text:s/></text:span><text:span text:style-name="T3_121">or</text:span><text:span text:style-name="T3_122"><text:s/></text:span><text:span text:style-name="T3_123">more</text:span><text:span text:style-name="T3_124"><text:s/></text:span><text:span text:style-name="T3_125">products</text:span><text:span text:style-name="T3_126"><text:s/></text:span><text:span text:style-name="T3_127">or</text:span><text:span text:style-name="T3_128"><text:s/></text:span><text:span text:style-name="T3_129">projects</text:span><text:span text:style-name="T3_130">.</text:span></text:p>
      <text:p text:style-name="P4"/>
      <text:p text:style-name="P5"><text:span text:style-name="T5_1">Day</text:span><text:span text:style-name="T5_2">-</text:span><text:span text:style-name="T5_3">to</text:span><text:span text:style-name="T5_4">-</text:span><text:span text:style-name="T5_5">day</text:span><text:span text:style-name="T5_6"><text:s/></text:span><text:span text:style-name="T5_7">you</text:span><text:span text:style-name="T5_8"><text:s/></text:span><text:span text:style-name="T5_9">will</text:span><text:span text:style-name="T5_10"><text:s/></text:span><text:span text:style-name="T5_11">be</text:span><text:span text:style-name="T5_12"><text:s/></text:span><text:span text:style-name="T5_13">responsible</text:span><text:span text:style-name="T5_14"><text:s/></text:span><text:span text:style-name="T5_15">for</text:span><text:span text:style-name="T5_16"><text:s/></text:span><text:span text:style-name="T5_17">working</text:span><text:span text:style-name="T5_18"><text:s/></text:span><text:span text:style-name="T5_19">with</text:span><text:span text:style-name="T5_20"><text:s/></text:span><text:span text:style-name="T5_21">that</text:span><text:span text:style-name="T5_22"><text:s/></text:span><text:span text:style-name="T5_23">team</text:span><text:span text:style-name="T5_24"><text:s/></text:span><text:span text:style-name="T5_25">to</text:span><text:span text:style-name="T5_26"><text:s/></text:span><text:span text:style-name="T5_27">design</text:span><text:span text:style-name="T5_28">,<text:s/></text:span><text:span text:style-name="T5_29">create</text:span><text:span text:style-name="T5_30"><text:s/></text:span><text:span text:style-name="T5_31">and</text:span><text:span text:style-name="T5_32"><text:s/></text:span><text:span text:style-name="T5_33">improve</text:span><text:span text:style-name="T5_34"><text:s/></text:span><text:span text:style-name="T5_35">new</text:span><text:span text:style-name="T5_36"><text:s/></text:span><text:span text:style-name="T5_37">and</text:span><text:span text:style-name="T5_38"><text:s/></text:span><text:span text:style-name="T5_39">existing</text:span><text:span text:style-name="T5_40"><text:s/></text:span><text:span text:style-name="T5_41">products</text:span><text:span text:style-name="T5_42">,<text:s/></text:span><text:span text:style-name="T5_43">platforms</text:span><text:span text:style-name="T5_44"><text:s/></text:span><text:span text:style-name="T5_45">and</text:span><text:span text:style-name="T5_46"><text:s/></text:span><text:span text:style-name="T5_47">transactions</text:span><text:span text:style-name="T5_48"><text:s/></text:span><text:span text:style-name="T5_49">across</text:span><text:span text:style-name="T5_50"><text:s/></text:span><text:span text:style-name="T5_51">government</text:span><text:span text:style-name="T5_52">.</text:span></text:p>
      <text:p text:style-name="P6"/>
      <text:p text:style-name="P7"><text:span text:style-name="T7_1">The</text:span><text:span text:style-name="T7_2"><text:s/></text:span><text:span text:style-name="T7_3">main</text:span><text:span text:style-name="T7_4"><text:s/></text:span><text:span text:style-name="T7_5">responsibilities</text:span><text:span text:style-name="T7_6"><text:s/></text:span><text:span text:style-name="T7_7">of</text:span><text:span text:style-name="T7_8"><text:s/></text:span><text:span text:style-name="T7_9">the</text:span><text:span text:style-name="T7_10"><text:s/></text:span><text:span text:style-name="T7_11">post</text:span><text:span text:style-name="T7_12"><text:s/></text:span><text:span text:style-name="T7_13">are</text:span><text:span text:style-name="T7_14">:</text:span></text:p>
      <text:p text:style-name="P8"/>
      <text:list text:style-name="LS1" xml:id="list0">
        <text:list-item>
          <text:p text:style-name="P9"><text:span text:style-name="T9_1">Building</text:span><text:span text:style-name="T9_2"><text:s/></text:span><text:span text:style-name="T9_3">web</text:span><text:span text:style-name="T9_4"><text:s/></text:span><text:span text:style-name="T9_5">and</text:span><text:span text:style-name="T9_6"><text:s/></text:span><text:span text:style-name="T9_7">mobile</text:span><text:span text:style-name="T9_8"><text:s/></text:span><text:span text:style-name="T9_9">products</text:span><text:span text:style-name="T9_10"><text:s/></text:span><text:span text:style-name="T9_11">to</text:span><text:span text:style-name="T9_12"><text:s/></text:span><text:span text:style-name="T9_13">serve</text:span><text:span text:style-name="T9_14"><text:s/></text:span><text:span text:style-name="T9_15">a</text:span><text:span text:style-name="T9_16"><text:s/></text:span><text:span text:style-name="T9_17">variety</text:span><text:span text:style-name="T9_18"><text:s/></text:span><text:span text:style-name="T9_19">of</text:span><text:span text:style-name="T9_20"><text:s/></text:span><text:span text:style-name="T9_21">citizens</text:span><text:span text:style-name="T9_22">'<text:s/></text:span><text:span text:style-name="T9_23">needs</text:span><text:span text:style-name="T9_24">.</text:span></text:p>
        </text:list-item>
        <text:list-item>
          <text:p text:style-name="P10"><text:span text:style-name="T10_1">Implementing</text:span><text:span text:style-name="T10_2"><text:s/></text:span><text:span text:style-name="T10_3">APIs</text:span><text:span text:style-name="T10_4"><text:s/></text:span><text:span text:style-name="T10_5">for</text:span><text:span text:style-name="T10_6"><text:s/></text:span><text:span text:style-name="T10_7">internal</text:span><text:span text:style-name="T10_8"><text:s/></text:span><text:span text:style-name="T10_9">and</text:span><text:span text:style-name="T10_10"><text:s/></text:span><text:span text:style-name="T10_11">external</text:span><text:span text:style-name="T10_12"><text:s/></text:span><text:span text:style-name="T10_13">use</text:span><text:span text:style-name="T10_14">.</text:span></text:p>
        </text:list-item>
        <text:list-item>
          <text:p text:style-name="P11"><text:span text:style-name="T11_1">Building</text:span><text:span text:style-name="T11_2"><text:s/></text:span><text:span text:style-name="T11_3">up</text:span><text:span text:style-name="T11_4"><text:s/></text:span><text:span text:style-name="T11_5">a</text:span><text:span text:style-name="T11_6"><text:s/></text:span><text:span text:style-name="T11_7">useful</text:span><text:span text:style-name="T11_8">,<text:s/></text:span><text:span text:style-name="T11_9">robust</text:span><text:span text:style-name="T11_10"><text:s/></text:span><text:span text:style-name="T11_11">automated</text:span><text:span text:style-name="T11_12"><text:s/></text:span><text:span text:style-name="T11_13">test</text:span><text:span text:style-name="T11_14"><text:s/></text:span><text:span text:style-name="T11_15">suite</text:span><text:span text:style-name="T11_16"><text:s/></text:span><text:span text:style-name="T11_17">to</text:span><text:span text:style-name="T11_18"><text:s/></text:span><text:span text:style-name="T11_19">support</text:span><text:span text:style-name="T11_20"><text:s/></text:span><text:span text:style-name="T11_21">a</text:span><text:span text:style-name="T11_22"><text:s/></text:span><text:span text:style-name="T11_23">Continuous</text:span><text:span text:style-name="T11_24"><text:s/></text:span><text:span text:style-name="T11_25">Deployment</text:span><text:span text:style-name="T11_26"><text:s/></text:span><text:span text:style-name="T11_27">environment</text:span><text:span text:style-name="T11_28">.</text:span></text:p>
        </text:list-item>
        <text:list-item>
          <text:p text:style-name="P12"><text:span text:style-name="T12_1">Being</text:span><text:span text:style-name="T12_2"><text:s/></text:span><text:span text:style-name="T12_3">involved</text:span><text:span text:style-name="T12_4"><text:s/></text:span><text:span text:style-name="T12_5">in</text:span><text:span text:style-name="T12_6"><text:s/></text:span><text:span text:style-name="T12_7">the</text:span><text:span text:style-name="T12_8"><text:s/></text:span><text:span text:style-name="T12_9">wider</text:span><text:span text:style-name="T12_10"><text:s/></text:span><text:span text:style-name="T12_11">web</text:span><text:span text:style-name="T12_12"><text:s/></text:span><text:span text:style-name="T12_13">development</text:span><text:span text:style-name="T12_14"><text:s/></text:span><text:span text:style-name="T12_15">community</text:span><text:span text:style-name="T12_16">,<text:s/></text:span><text:span text:style-name="T12_17">identifying</text:span><text:span text:style-name="T12_18"><text:s/></text:span><text:span text:style-name="T12_19">good</text:span><text:span text:style-name="T12_20"><text:s/></text:span><text:span text:style-name="T12_21">practices</text:span><text:span text:style-name="T12_22"><text:s/></text:span><text:span text:style-name="T12_23">we</text:span><text:span text:style-name="T12_24"><text:s/></text:span><text:span text:style-name="T12_25">can</text:span><text:span text:style-name="T12_26"><text:s/></text:span><text:span text:style-name="T12_27">adopt</text:span><text:span text:style-name="T12_28"><text:s/></text:span><text:span text:style-name="T12_29">and</text:span><text:span text:style-name="T12_30"><text:s/></text:span><text:span text:style-name="T12_31">sharing</text:span><text:span text:style-name="T12_32"><text:s/></text:span><text:span text:style-name="T12_33">our</text:span><text:span text:style-name="T12_34"><text:s/></text:span><text:span text:style-name="T12_35">experiences</text:span><text:span text:style-name="T12_36">.</text:span></text:p>
        </text:list-item>
        <text:list-item>
          <text:p text:style-name="P13"><text:span text:style-name="T13_1">Sharing</text:span><text:span text:style-name="T13_2"><text:s/></text:span><text:span text:style-name="T13_3">knowledge</text:span><text:span text:style-name="T13_4"><text:s/></text:span><text:span text:style-name="T13_5">of</text:span><text:span text:style-name="T13_6"><text:s/></text:span><text:span text:style-name="T13_7">tools</text:span><text:span text:style-name="T13_8"><text:s/></text:span><text:span text:style-name="T13_9">and</text:span><text:span text:style-name="T13_10"><text:s/></text:span><text:span text:style-name="T13_11">techniques</text:span><text:span text:style-name="T13_12"><text:s/></text:span><text:span text:style-name="T13_13">with</text:span><text:span text:style-name="T13_14"><text:s/></text:span><text:span text:style-name="T13_15">the</text:span><text:span text:style-name="T13_16"><text:s/></text:span><text:span text:style-name="T13_17">wider</text:span><text:span text:style-name="T13_18"><text:s/></text:span><text:span text:style-name="T13_19">team</text:span><text:span text:style-name="T13_20">,<text:s/></text:span><text:span text:style-name="T13_21">both</text:span><text:span text:style-name="T13_22"><text:s/></text:span><text:span text:style-name="T13_23">developers</text:span><text:span text:style-name="T13_24"><text:s/></text:span><text:span text:style-name="T13_25">and</text:span><text:span text:style-name="T13_26"><text:s/></text:span><text:span text:style-name="T13_27">non</text:span><text:span text:style-name="T13_28">-</text:span><text:span text:style-name="T13_29">developers</text:span></text:p>
        </text:list-item>
        <text:list-item>
          <text:p text:style-name="P14"><text:span text:style-name="T14_1">Taking</text:span><text:span text:style-name="T14_2"><text:s/></text:span><text:span text:style-name="T14_3">part</text:span><text:span text:style-name="T14_4"><text:s/></text:span><text:span text:style-name="T14_5">in</text:span><text:span text:style-name="T14_6"><text:s/>2</text:span><text:span text:style-name="T14_7">nd</text:span><text:span text:style-name="T14_8">-</text:span><text:span text:style-name="T14_9">line</text:span><text:span text:style-name="T14_10"><text:s/></text:span><text:span text:style-name="T14_11">support</text:span><text:span text:style-name="T14_12"><text:s/></text:span><text:span text:style-name="T14_13">of</text:span><text:span text:style-name="T14_14"><text:s/></text:span><text:span text:style-name="T14_15">applications</text:span><text:span text:style-name="T14_16"><text:s/></text:span><text:span text:style-name="T14_17">and</text:span><text:span text:style-name="T14_18"><text:s/></text:span><text:span text:style-name="T14_19">platforms</text:span><text:span text:style-name="T14_20">,<text:s/></text:span><text:span text:style-name="T14_21">including</text:span><text:span text:style-name="T14_22"><text:s/></text:span><text:span text:style-name="T14_23">occasional</text:span><text:span text:style-name="T14_24"><text:s/></text:span><text:span text:style-name="T14_25">support</text:span><text:span text:style-name="T14_26"><text:s/></text:span><text:span text:style-name="T14_27">outside</text:span><text:span text:style-name="T14_28"><text:s/></text:span><text:span text:style-name="T14_29">of</text:span><text:span text:style-name="T14_30"><text:s/></text:span><text:span text:style-name="T14_31">office</text:span><text:span text:style-name="T14_32"><text:s/></text:span><text:span text:style-name="T14_33">hours</text:span></text:p>
        </text:list-item>
      </text:list>
      <text:p text:style-name="P15"/>
      <text:p text:style-name="P16"/>
      <text:p text:style-name="P17"/>
      <text:h text:style-name="P18" text:outline-level="10"><text:span text:style-name="T18_1">PERSON</text:span><text:span text:style-name="T18_2"><text:s/></text:span><text:span text:style-name="T18_3">SPECIFICATION</text:span><text:span text:style-name="T18_4"><text:s/>-<text:s/></text:span><text:span text:style-name="T18_5">COMPETENCES</text:span><text:span text:style-name="T18_6">/</text:span><text:span text:style-name="T18_7">SKILLS</text:span><text:span text:style-name="T18_8"><text:s/></text:span><text:span text:style-name="T18_9">REQUIRED</text:span></text:h>
      <text:p text:style-name="P19"/>
      <text:p text:style-name="P20"/>
      <text:p text:style-name="P21"><text:span text:style-name="T21_1">Specialist</text:span><text:span text:style-name="T21_2"><text:s/></text:span><text:span text:style-name="T21_3">Skills</text:span><text:span text:style-name="T21_4"><text:s/>&amp;<text:s/></text:span><text:span text:style-name="T21_5">Requirements</text:span></text:p>
      <text:p text:style-name="P22"><text:span text:style-name="T22_1">Essential</text:span></text:p>
      <text:list text:style-name="LS2" xml:id="list6">
        <text:list-item>
          <text:p text:style-name="P23"><text:span text:style-name="T23_1">Experience</text:span><text:span text:style-name="T23_2"><text:s/></text:span><text:span text:style-name="T23_3">building</text:span><text:span text:style-name="T23_4"><text:s/></text:span><text:span text:style-name="T23_5">server</text:span><text:span text:style-name="T23_6">-</text:span><text:span text:style-name="T23_7">side</text:span><text:span text:style-name="T23_8"><text:s/></text:span><text:span text:style-name="T23_9">web</text:span><text:span text:style-name="T23_10"><text:s/></text:span><text:span text:style-name="T23_11">applications</text:span><text:span text:style-name="T23_12"><text:s/></text:span><text:span text:style-name="T23_13">and</text:span><text:span text:style-name="T23_14"><text:s/></text:span><text:span text:style-name="T23_15">detailed</text:span><text:span text:style-name="T23_16"><text:s/></text:span><text:span text:style-name="T23_17">knowledge</text:span><text:span text:style-name="T23_18"><text:s/></text:span><text:span text:style-name="T23_19">of</text:span><text:span text:style-name="T23_20"><text:s/></text:span><text:span text:style-name="T23_21">at</text:span><text:span text:style-name="T23_22"><text:s/></text:span><text:span text:style-name="T23_23">least</text:span><text:span text:style-name="T23_24"><text:s/></text:span><text:span text:style-name="T23_25">one</text:span><text:span text:style-name="T23_26"><text:s/></text:span><text:span text:style-name="T23_27">programming</text:span><text:span text:style-name="T23_28"><text:s/></text:span><text:span text:style-name="T23_29">language</text:span><text:span text:style-name="T23_30"><text:s/>(</text:span><text:span text:style-name="T23_31">we</text:span><text:span text:style-name="T23_32"><text:s/></text:span><text:span text:style-name="T23_33">use</text:span><text:span text:style-name="T23_34"><text:s/></text:span><text:span text:style-name="T23_35">a</text:span><text:span text:style-name="T23_36"><text:s/></text:span><text:span text:style-name="T23_37">range</text:span><text:span text:style-name="T23_38"><text:s/></text:span><text:span text:style-name="T23_39">of</text:span><text:span text:style-name="T23_40"><text:s/></text:span><text:span text:style-name="T23_41">languages</text:span><text:span text:style-name="T23_42"><text:s/></text:span><text:span text:style-name="T23_43">including</text:span><text:span text:style-name="T23_44"><text:s/></text:span><text:span text:style-name="T23_45">ruby</text:span><text:span text:style-name="T23_46">,<text:s/></text:span><text:span text:style-name="T23_47">python</text:span><text:span text:style-name="T23_48"><text:s/></text:span><text:span text:style-name="T23_49">and</text:span><text:span text:style-name="T23_50"><text:s/></text:span><text:span text:style-name="T23_51">scala</text:span><text:span text:style-name="T23_52">)<text:s/></text:span><text:span text:style-name="T23_53">and</text:span><text:span text:style-name="T23_54">/</text:span><text:span text:style-name="T23_55">or</text:span><text:span text:style-name="T23_56"><text:s/></text:span><text:span text:style-name="T23_57">detailed</text:span><text:span text:style-name="T23_58"><text:s/></text:span><text:span text:style-name="T23_59">understanding</text:span><text:span text:style-name="T23_60"><text:s/></text:span><text:span text:style-name="T23_61">and</text:span><text:span text:style-name="T23_62"><text:s/></text:span><text:span text:style-name="T23_63">experience</text:span><text:span text:style-name="T23_64"><text:s/></text:span><text:span text:style-name="T23_65">of</text:span><text:span text:style-name="T23_66"><text:s/></text:span><text:span text:style-name="T23_67">front</text:span><text:span text:style-name="T23_68">-</text:span><text:span text:style-name="T23_69">end</text:span><text:span text:style-name="T23_70"><text:s/></text:span><text:span text:style-name="T23_71">web</text:span><text:span text:style-name="T23_72"><text:s/></text:span><text:span text:style-name="T23_73">development</text:span><text:span text:style-name="T23_74"><text:s/>(</text:span><text:span text:style-name="T23_75">HTML</text:span><text:span text:style-name="T23_76">/</text:span><text:span text:style-name="T23_77">CSS</text:span><text:span text:style-name="T23_78">/</text:span><text:span text:style-name="T23_79">JS</text:span><text:span text:style-name="T23_80">)</text:span></text:p>
        </text:list-item>
        <text:list-item>
          <text:p text:style-name="P24"><text:span text:style-name="T24_1">An</text:span><text:span text:style-name="T24_2"><text:s/></text:span><text:span text:style-name="T24_3">ability</text:span><text:span text:style-name="T24_4"><text:s/></text:span><text:span text:style-name="T24_5">to</text:span><text:span text:style-name="T24_6"><text:s/></text:span><text:span text:style-name="T24_7">communicate</text:span><text:span text:style-name="T24_8"><text:s/></text:span><text:span text:style-name="T24_9">technical</text:span><text:span text:style-name="T24_10"><text:s/></text:span><text:span text:style-name="T24_11">concepts</text:span><text:span text:style-name="T24_12"><text:s/></text:span><text:span text:style-name="T24_13">to</text:span><text:span text:style-name="T24_14"><text:s/></text:span><text:span text:style-name="T24_15">a</text:span><text:span text:style-name="T24_16"><text:s/></text:span><text:span text:style-name="T24_17">non</text:span><text:span text:style-name="T24_18">-</text:span><text:span text:style-name="T24_19">technical</text:span><text:span text:style-name="T24_20"><text:s/></text:span><text:span text:style-name="T24_21">audience</text:span></text:p>
        </text:list-item>
        <text:list-item>
          <text:p text:style-name="P25"><text:span text:style-name="T25_1">Experience</text:span><text:span text:style-name="T25_2"><text:s/></text:span><text:span text:style-name="T25_3">working</text:span><text:span text:style-name="T25_4"><text:s/></text:span><text:span text:style-name="T25_5">on</text:span><text:span text:style-name="T25_6"><text:s/></text:span><text:span text:style-name="T25_7">technical</text:span><text:span text:style-name="T25_8"><text:s/></text:span><text:span text:style-name="T25_9">projects</text:span><text:span text:style-name="T25_10"><text:s/></text:span><text:span text:style-name="T25_11">within</text:span><text:span text:style-name="T25_12"><text:s/></text:span><text:span text:style-name="T25_13">a</text:span><text:span text:style-name="T25_14"><text:s/></text:span><text:span text:style-name="T25_15">team</text:span></text:p>
        </text:list-item>
        <text:list-item>
          <text:p text:style-name="P26"><text:span text:style-name="T26_1">Working</text:span><text:span text:style-name="T26_2"><text:s/></text:span><text:span text:style-name="T26_3">knowledge</text:span><text:span text:style-name="T26_4"><text:s/></text:span><text:span text:style-name="T26_5">of</text:span><text:span text:style-name="T26_6"><text:s/></text:span><text:span text:style-name="T26_7">unix</text:span><text:span text:style-name="T26_8">-</text:span><text:span text:style-name="T26_9">like</text:span><text:span text:style-name="T26_10"><text:s/></text:span><text:span text:style-name="T26_11">operating</text:span><text:span text:style-name="T26_12"><text:s/></text:span><text:span text:style-name="T26_13">systems</text:span><text:span text:style-name="T26_14"><text:s/></text:span><text:span text:style-name="T26_15">such</text:span><text:span text:style-name="T26_16"><text:s/></text:span><text:span text:style-name="T26_17">as</text:span><text:span text:style-name="T26_18"><text:s/></text:span><text:span text:style-name="T26_19">Linux</text:span><text:span text:style-name="T26_20"><text:s/></text:span><text:span text:style-name="T26_21">and</text:span><text:span text:style-name="T26_22">/</text:span><text:span text:style-name="T26_23">or</text:span><text:span text:style-name="T26_24"><text:s/></text:span><text:span text:style-name="T26_25">Mac</text:span><text:span text:style-name="T26_26"><text:s/></text:span><text:span text:style-name="T26_27">OS</text:span><text:span text:style-name="T26_28"><text:s/></text:span><text:span text:style-name="T26_29">X</text:span></text:p>
        </text:list-item>
        <text:list-item>
          <text:p text:style-name="P27"><text:span text:style-name="T27_1">Knowledge</text:span><text:span text:style-name="T27_2"><text:s/></text:span><text:span text:style-name="T27_3">of</text:span><text:span text:style-name="T27_4"><text:s/></text:span><text:span text:style-name="T27_5">the</text:span><text:span text:style-name="T27_6"><text:s/></text:span><text:span text:style-name="T27_7">use</text:span><text:span text:style-name="T27_8"><text:s/></text:span><text:span text:style-name="T27_9">of</text:span><text:span text:style-name="T27_10"><text:s/></text:span><text:span text:style-name="T27_11">version</text:span><text:span text:style-name="T27_12"><text:s/></text:span><text:span text:style-name="T27_13">control</text:span><text:span text:style-name="T27_14"><text:s/></text:span><text:span text:style-name="T27_15">systems</text:span><text:span text:style-name="T27_16"><text:s/></text:span><text:span text:style-name="T27_17">such</text:span><text:span text:style-name="T27_18"><text:s/></text:span><text:span text:style-name="T27_19">as</text:span><text:span text:style-name="T27_20"><text:s/></text:span><text:span text:style-name="T27_21">subversion</text:span><text:span text:style-name="T27_22"><text:s/></text:span><text:span text:style-name="T27_23">or</text:span><text:span text:style-name="T27_24"><text:s/></text:span><text:span text:style-name="T27_25">git</text:span></text:p>
        </text:list-item>
        <text:list-item>
          <text:p text:style-name="P28"><text:span text:style-name="T28_1">Ability</text:span><text:span text:style-name="T28_2"><text:s/></text:span><text:span text:style-name="T28_3">to</text:span><text:span text:style-name="T28_4"><text:s/></text:span><text:span text:style-name="T28_5">quickly</text:span><text:span text:style-name="T28_6"><text:s/></text:span><text:span text:style-name="T28_7">research</text:span><text:span text:style-name="T28_8"><text:s/></text:span><text:span text:style-name="T28_9">and</text:span><text:span text:style-name="T28_10"><text:s/></text:span><text:span text:style-name="T28_11">learn</text:span><text:span text:style-name="T28_12"><text:s/></text:span><text:span text:style-name="T28_13">new</text:span><text:span text:style-name="T28_14"><text:s/></text:span><text:span text:style-name="T28_15">programming</text:span><text:span text:style-name="T28_16"><text:s/></text:span><text:span text:style-name="T28_17">tools</text:span><text:span text:style-name="T28_18"><text:s/></text:span><text:span text:style-name="T28_19">and</text:span><text:span text:style-name="T28_20"><text:s/></text:span><text:span text:style-name="T28_21">techniques</text:span></text:p>
        </text:list-item>
      </text:list>
      <text:p text:style-name="P29"/>
      <text:p text:style-name="P30"><text:span text:style-name="T30_1">Desirable</text:span></text:p>
      <text:list text:style-name="LS3" xml:id="list12">
        <text:list-item>
          <text:p text:style-name="P31"><text:span text:style-name="T31_1">Knowledge</text:span><text:span text:style-name="T31_2"><text:s/></text:span><text:span text:style-name="T31_3">of</text:span><text:span text:style-name="T31_4"><text:s/></text:span><text:span text:style-name="T31_5">relational</text:span><text:span text:style-name="T31_6"><text:s/></text:span><text:span text:style-name="T31_7">and</text:span><text:span text:style-name="T31_8"><text:s/></text:span><text:span text:style-name="T31_9">non</text:span><text:span text:style-name="T31_10">-</text:span><text:span text:style-name="T31_11">relational</text:span><text:span text:style-name="T31_12"><text:s/></text:span><text:span text:style-name="T31_13">database</text:span><text:span text:style-name="T31_14"><text:s/></text:span><text:span text:style-name="T31_15">systems</text:span></text:p>
        </text:list-item>
        <text:list-item>
          <text:p text:style-name="P32"><text:span text:style-name="T32_1">System</text:span><text:span text:style-name="T32_2"><text:s/></text:span><text:span text:style-name="T32_3">administration</text:span><text:span text:style-name="T32_4"><text:s/></text:span><text:span text:style-name="T32_5">and</text:span><text:span text:style-name="T32_6"><text:s/></text:span><text:span text:style-name="T32_7">configuration</text:span><text:span text:style-name="T32_8"><text:s/></text:span><text:span text:style-name="T32_9">management</text:span><text:span text:style-name="T32_10"><text:s/></text:span><text:span text:style-name="T32_11">skills</text:span></text:p>
        </text:list-item>
        <text:list-item>
          <text:p text:style-name="P33"><text:span text:style-name="T33_1">Experience</text:span><text:span text:style-name="T33_2"><text:s/></text:span><text:span text:style-name="T33_3">presenting</text:span><text:span text:style-name="T33_4"><text:s/></text:span><text:span text:style-name="T33_5">work</text:span><text:span text:style-name="T33_6"><text:s/></text:span><text:span text:style-name="T33_7">at</text:span><text:span text:style-name="T33_8"><text:s/></text:span><text:span text:style-name="T33_9">user</text:span><text:span text:style-name="T33_10"><text:s/></text:span><text:span text:style-name="T33_11">groups</text:span><text:span text:style-name="T33_12"><text:s/></text:span><text:span text:style-name="T33_13">and</text:span><text:span text:style-name="T33_14"><text:s/></text:span><text:span text:style-name="T33_15">conferences</text:span></text:p>
        </text:list-item>
        <text:list-item>
          <text:p text:style-name="P34"><text:span text:style-name="T34_1">Experience</text:span><text:span text:style-name="T34_2"><text:s/></text:span><text:span text:style-name="T34_3">of</text:span><text:span text:style-name="T34_4"><text:s/></text:span><text:span text:style-name="T34_5">building</text:span><text:span text:style-name="T34_6"><text:s/></text:span><text:span text:style-name="T34_7">and</text:span><text:span text:style-name="T34_8"><text:s/></text:span><text:span text:style-name="T34_9">scaling</text:span><text:span text:style-name="T34_10"><text:s/></text:span><text:span text:style-name="T34_11">high</text:span><text:span text:style-name="T34_12">-</text:span><text:span text:style-name="T34_13">traffic</text:span><text:span text:style-name="T34_14"><text:s/></text:span><text:span text:style-name="T34_15">websites</text:span></text:p>
        </text:list-item>
      </text:list>
      <text:list text:style-name="LS4" xml:id="list16">
        <text:list-item>
          <text:p text:style-name="P35"><text:span text:style-name="T35_1">Understanding</text:span><text:span text:style-name="T35_2"><text:s/></text:span><text:span text:style-name="T35_3">of</text:span><text:span text:style-name="T35_4"><text:s/></text:span><text:span text:style-name="T35_5">the</text:span><text:span text:style-name="T35_6"><text:s/></text:span><text:span text:style-name="T35_7">use</text:span><text:span text:style-name="T35_8"><text:s/></text:span><text:span text:style-name="T35_9">of</text:span><text:span text:style-name="T35_10"><text:s/></text:span><text:span text:style-name="T35_11">Responsive</text:span><text:span text:style-name="T35_12"><text:s/></text:span><text:span text:style-name="T35_13">Web</text:span><text:span text:style-name="T35_14"><text:s/></text:span><text:span text:style-name="T35_15">Design</text:span></text:p>
        </text:list-item>
        <text:list-item>
          <text:p text:style-name="P36"><text:span text:style-name="T36_1">Experience</text:span><text:span text:style-name="T36_2"><text:s/></text:span><text:span text:style-name="T36_3">of</text:span><text:span text:style-name="T36_4"><text:s/></text:span><text:span text:style-name="T36_5">working</text:span><text:span text:style-name="T36_6"><text:s/></text:span><text:span text:style-name="T36_7">with</text:span><text:span text:style-name="T36_8"><text:s/></text:span><text:span text:style-name="T36_9">JavaScript</text:span><text:span text:style-name="T36_10"><text:s/></text:span><text:span text:style-name="T36_11">libraries</text:span><text:span text:style-name="T36_12"><text:s/></text:span><text:span text:style-name="T36_13">to</text:span><text:span text:style-name="T36_14"><text:s/></text:span><text:span text:style-name="T36_15">produce</text:span><text:span text:style-name="T36_16"><text:s/></text:span><text:span text:style-name="T36_17">data</text:span><text:span text:style-name="T36_18"><text:s/></text:span><text:span text:style-name="T36_19">visualizations</text:span></text:p>
        </text:list-item>
        <text:list-item>
          <text:p text:style-name="P37"><text:span text:style-name="T37_1">Experience</text:span><text:span text:style-name="T37_2"><text:s/></text:span><text:span text:style-name="T37_3">of</text:span><text:span text:style-name="T37_4"><text:s/></text:span><text:span text:style-name="T37_5">designing</text:span><text:span text:style-name="T37_6"><text:s/></text:span><text:span text:style-name="T37_7">and</text:span><text:span text:style-name="T37_8"><text:s/></text:span><text:span text:style-name="T37_9">maintaining</text:span><text:span text:style-name="T37_10"><text:s/></text:span><text:span text:style-name="T37_11">public</text:span><text:span text:style-name="T37_12"><text:s/></text:span><text:span text:style-name="T37_13">HTTP</text:span><text:span text:style-name="T37_14"><text:s/></text:span><text:span text:style-name="T37_15">APIs</text:span></text:p>
        </text:list-item>
        <text:list-item>
          <text:p text:style-name="P38"><text:span text:style-name="T38_1">Experience</text:span><text:span text:style-name="T38_2"><text:s/></text:span><text:span text:style-name="T38_3">of</text:span><text:span text:style-name="T38_4"><text:s/></text:span><text:span text:style-name="T38_5">handling</text:span><text:span text:style-name="T38_6"><text:s/></text:span><text:span text:style-name="T38_7">large</text:span><text:span text:style-name="T38_8"><text:s/></text:span><text:span text:style-name="T38_9">data</text:span><text:span text:style-name="T38_10"><text:s/></text:span><text:span text:style-name="T38_11">sets</text:span><text:span text:style-name="T38_12"><text:s/></text:span><text:span text:style-name="T38_13">and</text:span><text:span text:style-name="T38_14"><text:s/></text:span><text:span text:style-name="T38_15">scaling</text:span><text:span text:style-name="T38_16"><text:s/></text:span><text:span text:style-name="T38_17">their</text:span><text:span text:style-name="T38_18"><text:s/></text:span><text:span text:style-name="T38_19">handling</text:span><text:span text:style-name="T38_20"><text:s/></text:span><text:span text:style-name="T38_21">and</text:span><text:span text:style-name="T38_22"><text:s/></text:span><text:span text:style-name="T38_23">storage</text:span><text:span text:style-name="T38_24"><text:s/></text:span></text:p>
        </text:list-item>
      </text:list>
      <text:p text:style-name="P39"/>
      <text:p text:style-name="P40"><text:span text:style-name="T40_1">In</text:span><text:span text:style-name="T40_2"><text:s/></text:span><text:span text:style-name="T40_3">addition</text:span><text:span text:style-name="T40_4"><text:s/></text:span><text:span text:style-name="T40_5">to</text:span><text:span text:style-name="T40_6"><text:s/></text:span><text:span text:style-name="T40_7">the</text:span><text:span text:style-name="T40_8"><text:s/></text:span><text:span text:style-name="T40_9">specialist</text:span><text:span text:style-name="T40_10"><text:s/></text:span><text:span text:style-name="T40_11">skills</text:span><text:span text:style-name="T40_12"><text:s/></text:span><text:span text:style-name="T40_13">listed</text:span><text:span text:style-name="T40_14"><text:s/></text:span><text:span text:style-name="T40_15">above</text:span><text:span text:style-name="T40_16"><text:s/></text:span><text:span text:style-name="T40_17">successful</text:span><text:span text:style-name="T40_18"><text:s/></text:span><text:span text:style-name="T40_19">candidates</text:span><text:span text:style-name="T40_20"><text:s/></text:span><text:span text:style-name="T40_21">will</text:span><text:span text:style-name="T40_22"><text:s/></text:span><text:span text:style-name="T40_23">need</text:span><text:span text:style-name="T40_24"><text:s/></text:span><text:span text:style-name="T40_25">to</text:span><text:span text:style-name="T40_26"><text:s/></text:span><text:span text:style-name="T40_27">demonstrate</text:span><text:span text:style-name="T40_28"><text:s/></text:span><text:span text:style-name="T40_29">broad</text:span><text:span text:style-name="T40_30"><text:s/></text:span><text:span text:style-name="T40_31">competencies</text:span><text:span text:style-name="T40_32"><text:s/></text:span><text:span text:style-name="T40_33">as</text:span><text:span text:style-name="T40_34"><text:s/></text:span><text:span text:style-name="T40_35">below</text:span><text:span text:style-name="T40_36">.<text:s/></text:span></text:p>
      <text:p text:style-name="P41"/>
      <text:p text:style-name="P42"><text:span text:style-name="T42_1">SETTING</text:span><text:span text:style-name="T42_2"><text:s/></text:span><text:span text:style-name="T42_3">DIRECTION</text:span></text:p>
      <text:p text:style-name="P43"/>
      <text:p text:style-name="P44"><text:span text:style-name="T44_1">Changing</text:span><text:span text:style-name="T44_2"><text:s/></text:span><text:span text:style-name="T44_3">and</text:span><text:span text:style-name="T44_4"><text:s/></text:span><text:span text:style-name="T44_5">Improving</text:span></text:p>
      <text:p text:style-name="P45"><text:span text:style-name="T45_1">Essential</text:span></text:p>
      <text:list text:style-name="LS5" xml:id="list20">
        <text:list-item>
          <text:p text:style-name="P46"><text:span text:style-name="T46_1">Encourage</text:span><text:span text:style-name="T46_2"><text:s/></text:span><text:span text:style-name="T46_3">a</text:span><text:span text:style-name="T46_4"><text:s/></text:span><text:span text:style-name="T46_5">culture</text:span><text:span text:style-name="T46_6"><text:s/></text:span><text:span text:style-name="T46_7">of</text:span><text:span text:style-name="T46_8"><text:s/></text:span><text:span text:style-name="T46_9">innovation</text:span><text:span text:style-name="T46_10"><text:s/></text:span><text:span text:style-name="T46_11">focused</text:span><text:span text:style-name="T46_12"><text:s/></text:span><text:span text:style-name="T46_13">on</text:span><text:span text:style-name="T46_14"><text:s/></text:span><text:span text:style-name="T46_15">adding</text:span><text:span text:style-name="T46_16"><text:s/></text:span><text:span text:style-name="T46_17">value</text:span></text:p>
        </text:list-item>
        <text:list-item>
          <text:p text:style-name="P47"><text:span text:style-name="T47_1">Spot</text:span><text:span text:style-name="T47_2"><text:s/></text:span><text:span text:style-name="T47_3">warning</text:span><text:span text:style-name="T47_4"><text:s/></text:span><text:span text:style-name="T47_5">signs</text:span><text:span text:style-name="T47_6"><text:s/></text:span><text:span text:style-name="T47_7">of</text:span><text:span text:style-name="T47_8"><text:s/></text:span><text:span text:style-name="T47_9">things</text:span><text:span text:style-name="T47_10"><text:s/></text:span><text:span text:style-name="T47_11">going</text:span><text:span text:style-name="T47_12"><text:s/></text:span><text:span text:style-name="T47_13">wrong</text:span><text:span text:style-name="T47_14"><text:s/></text:span><text:span text:style-name="T47_15">and</text:span><text:span text:style-name="T47_16"><text:s/></text:span><text:span text:style-name="T47_17">provide</text:span><text:span text:style-name="T47_18"><text:s/></text:span><text:span text:style-name="T47_19">a</text:span><text:span text:style-name="T47_20"><text:s/></text:span><text:span text:style-name="T47_21">decisive</text:span><text:span text:style-name="T47_22"><text:s/></text:span><text:span text:style-name="T47_23">response</text:span><text:span text:style-name="T47_24"><text:s/></text:span><text:span text:style-name="T47_25">to</text:span><text:span text:style-name="T47_26"><text:s/></text:span><text:span text:style-name="T47_27">significant</text:span><text:span text:style-name="T47_28"><text:s/></text:span><text:span text:style-name="T47_29">delivery</text:span><text:span text:style-name="T47_30"><text:s/></text:span><text:span text:style-name="T47_31">challenges</text:span></text:p>
        </text:list-item>
      </text:list>
      <text:p text:style-name="P48"/>
      <text:p text:style-name="P49"><text:span text:style-name="T49_1">Making</text:span><text:span text:style-name="T49_2"><text:s/></text:span><text:span text:style-name="T49_3">Effective</text:span><text:span text:style-name="T49_4"><text:s/></text:span><text:span text:style-name="T49_5">Decisions</text:span></text:p>
      <text:p text:style-name="P50"><text:span text:style-name="T50_1">Essential</text:span></text:p>
      <text:list text:style-name="LS6" xml:id="list22">
        <text:list-item>
          <text:p text:style-name="P51"><text:span text:style-name="T51_1">Weigh</text:span><text:span text:style-name="T51_2"><text:s/></text:span><text:span text:style-name="T51_3">up</text:span><text:span text:style-name="T51_4"><text:s/></text:span><text:span text:style-name="T51_5">data</text:span><text:span text:style-name="T51_6"><text:s/></text:span><text:span text:style-name="T51_7">from</text:span><text:span text:style-name="T51_8"><text:s/></text:span><text:span text:style-name="T51_9">various</text:span><text:span text:style-name="T51_10"><text:s/></text:span><text:span text:style-name="T51_11">sources</text:span><text:span text:style-name="T51_12">,<text:s/></text:span><text:span text:style-name="T51_13">recognising</text:span><text:span text:style-name="T51_14"><text:s/></text:span><text:span text:style-name="T51_15">when</text:span><text:span text:style-name="T51_16"><text:s/></text:span><text:span text:style-name="T51_17">to</text:span><text:span text:style-name="T51_18"><text:s/></text:span><text:span text:style-name="T51_19">bring</text:span><text:span text:style-name="T51_20"><text:s/></text:span><text:span text:style-name="T51_21">in</text:span><text:span text:style-name="T51_22"><text:s/></text:span><text:span text:style-name="T51_23">experts</text:span><text:span text:style-name="T51_24">/</text:span><text:span text:style-name="T51_25">researchers</text:span><text:span text:style-name="T51_26"><text:s/></text:span><text:span text:style-name="T51_27">to</text:span><text:span text:style-name="T51_28"><text:s/></text:span><text:span text:style-name="T51_29">add</text:span><text:span text:style-name="T51_30"><text:s/></text:span><text:span text:style-name="T51_31">to</text:span><text:span text:style-name="T51_32"><text:s/></text:span><text:span text:style-name="T51_33">available</text:span><text:span text:style-name="T51_34"><text:s/></text:span><text:span text:style-name="T51_35">information</text:span></text:p>
        </text:list-item>
        <text:list-item>
          <text:p text:style-name="P52"><text:span text:style-name="T52_1">Identify</text:span><text:span text:style-name="T52_2"><text:s/></text:span><text:span text:style-name="T52_3">the</text:span><text:span text:style-name="T52_4"><text:s/></text:span><text:span text:style-name="T52_5">main</text:span><text:span text:style-name="T52_6"><text:s/></text:span><text:span text:style-name="T52_7">issues</text:span><text:span text:style-name="T52_8"><text:s/></text:span><text:span text:style-name="T52_9">in</text:span><text:span text:style-name="T52_10"><text:s/></text:span><text:span text:style-name="T52_11">complex</text:span><text:span text:style-name="T52_12"><text:s/></text:span><text:span text:style-name="T52_13">problems</text:span><text:span text:style-name="T52_14">,<text:s/></text:span><text:span text:style-name="T52_15">clarify</text:span><text:span text:style-name="T52_16"><text:s/></text:span><text:span text:style-name="T52_17">understanding</text:span><text:span text:style-name="T52_18"><text:s/></text:span><text:span text:style-name="T52_19">or</text:span><text:span text:style-name="T52_20"><text:s/></text:span><text:span text:style-name="T52_21">stakeholder</text:span><text:span text:style-name="T52_22"><text:s/></text:span><text:span text:style-name="T52_23">expectations</text:span><text:span text:style-name="T52_24"><text:s/></text:span><text:span text:style-name="T52_25">to</text:span><text:span text:style-name="T52_26"><text:s/></text:span><text:span text:style-name="T52_27">seek</text:span><text:span text:style-name="T52_28"><text:s/></text:span><text:span text:style-name="T52_29">best</text:span><text:span text:style-name="T52_30"><text:s/></text:span><text:span text:style-name="T52_31">option</text:span></text:p>
        </text:list-item>
      </text:list>
      <text:p text:style-name="P53"/>
      <text:p text:style-name="P54"><text:span text:style-name="T54_1">DELIVERING</text:span><text:span text:style-name="T54_2"><text:s/></text:span><text:span text:style-name="T54_3">RESULTS</text:span></text:p>
      <text:p text:style-name="P55"/>
      <text:p text:style-name="P56"><text:span text:style-name="T56_1">Managing</text:span><text:span text:style-name="T56_2"><text:s/></text:span><text:span text:style-name="T56_3">a</text:span><text:span text:style-name="T56_4"><text:s/></text:span><text:span text:style-name="T56_5">Quality</text:span><text:span text:style-name="T56_6"><text:s/></text:span><text:span text:style-name="T56_7">Service</text:span></text:p>
      <text:p text:style-name="P57"><text:span text:style-name="T57_1">Essential</text:span></text:p>
      <text:list text:style-name="LS7" xml:id="list24">
        <text:list-item>
          <text:p text:style-name="P58"><text:span text:style-name="T58_1">Ensure</text:span><text:span text:style-name="T58_2"><text:s/></text:span><text:span text:style-name="T58_3">the</text:span><text:span text:style-name="T58_4"><text:s/></text:span><text:span text:style-name="T58_5">service</text:span><text:span text:style-name="T58_6"><text:s/></text:span><text:span text:style-name="T58_7">offer</text:span><text:span text:style-name="T58_8"><text:s/></text:span><text:span text:style-name="T58_9">thoroughly</text:span><text:span text:style-name="T58_10"><text:s/></text:span><text:span text:style-name="T58_11">considers</text:span><text:span text:style-name="T58_12"><text:s/></text:span><text:span text:style-name="T58_13">customers</text:span><text:span text:style-name="T58_14"><text:s/></text:span><text:span text:style-name="T58_15">needs</text:span><text:span text:style-name="T58_16"><text:s/></text:span><text:span text:style-name="T58_17">and</text:span><text:span text:style-name="T58_18"><text:s/></text:span><text:span text:style-name="T58_19">a</text:span><text:span text:style-name="T58_20"><text:s/></text:span><text:span text:style-name="T58_21">broad</text:span><text:span text:style-name="T58_22"><text:s/></text:span><text:span text:style-name="T58_23">range</text:span><text:span text:style-name="T58_24"><text:s/></text:span><text:span text:style-name="T58_25">of</text:span><text:span text:style-name="T58_26"><text:s/></text:span><text:span text:style-name="T58_27">available</text:span><text:span text:style-name="T58_28"><text:s/></text:span><text:span text:style-name="T58_29">methods</text:span><text:span text:style-name="T58_30"><text:s/></text:span><text:span text:style-name="T58_31">to</text:span><text:span text:style-name="T58_32"><text:s/></text:span><text:span text:style-name="T58_33">meet</text:span><text:span text:style-name="T58_34"><text:s/></text:span><text:span text:style-name="T58_35">this</text:span><text:span text:style-name="T58_36">,<text:s/></text:span><text:span text:style-name="T58_37">including</text:span><text:span text:style-name="T58_38"><text:s/></text:span><text:span text:style-name="T58_39">new</text:span><text:span text:style-name="T58_40"><text:s/></text:span><text:span text:style-name="T58_41">technology</text:span><text:span text:style-name="T58_42"><text:s/></text:span><text:span text:style-name="T58_43">where</text:span><text:span text:style-name="T58_44"><text:s/></text:span><text:span text:style-name="T58_45">relevant</text:span></text:p>
        </text:list-item>
      </text:list>
      <text:p text:style-name="P59"/>
      <text:p text:style-name="P60"/>
      <text:p text:style-name="P61"><text:span text:style-name="T61_1">Delivering</text:span><text:span text:style-name="T61_2"><text:s/></text:span><text:span text:style-name="T61_3">at</text:span><text:span text:style-name="T61_4"><text:s/></text:span><text:span text:style-name="T61_5">Pace</text:span></text:p>
      <text:p text:style-name="P62"><text:span text:style-name="T62_1">Essential</text:span></text:p>
      <text:list text:style-name="LS8" xml:id="list25">
        <text:list-item>
          <text:p text:style-name="P63"><text:span text:style-name="T63_1">Review</text:span><text:span text:style-name="T63_2">,<text:s/></text:span><text:span text:style-name="T63_3">challenge</text:span><text:span text:style-name="T63_4"><text:s/></text:span><text:span text:style-name="T63_5">and</text:span><text:span text:style-name="T63_6"><text:s/></text:span><text:span text:style-name="T63_7">adjust</text:span><text:span text:style-name="T63_8"><text:s/></text:span><text:span text:style-name="T63_9">performance</text:span><text:span text:style-name="T63_10"><text:s/></text:span><text:span text:style-name="T63_11">levels</text:span><text:span text:style-name="T63_12"><text:s/></text:span><text:span text:style-name="T63_13">to</text:span><text:span text:style-name="T63_14"><text:s/></text:span><text:span text:style-name="T63_15">ensure</text:span><text:span text:style-name="T63_16"><text:s/></text:span><text:span text:style-name="T63_17">quality</text:span><text:span text:style-name="T63_18"><text:s/></text:span><text:span text:style-name="T63_19">outcomes</text:span><text:span text:style-name="T63_20"><text:s/></text:span><text:span text:style-name="T63_21">are</text:span><text:span text:style-name="T63_22"><text:s/></text:span><text:span text:style-name="T63_23">delivered</text:span><text:span text:style-name="T63_24"><text:s/></text:span><text:span text:style-name="T63_25">on</text:span><text:span text:style-name="T63_26"><text:s/></text:span><text:span text:style-name="T63_27">time</text:span><text:span text:style-name="T63_28">,<text:s/></text:span><text:span text:style-name="T63_29">rewarding</text:span><text:span text:style-name="T63_30"><text:s/></text:span><text:span text:style-name="T63_31">success</text:span></text:p>
        </text:list-item>
      </text:list>
      <text:p text:style-name="P64"/>
      <text:p text:style-name="P65"><text:span text:style-name="T65_1">ENGAGING</text:span><text:span text:style-name="T65_2"><text:s/></text:span><text:span text:style-name="T65_3">PEOPLE</text:span></text:p>
      <text:p text:style-name="P66"/>
      <text:p text:style-name="P67"><text:span text:style-name="T67_1">Leading</text:span><text:span text:style-name="T67_2"><text:s/></text:span><text:span text:style-name="T67_3">and</text:span><text:span text:style-name="T67_4"><text:s/></text:span><text:span text:style-name="T67_5">Communicating</text:span></text:p>
      <text:p text:style-name="P68"><text:span text:style-name="T68_1">Essential</text:span></text:p>
      <text:list text:style-name="LS1" xml:id="list26">
        <text:list-item>
          <text:p text:style-name="P69"><text:span text:style-name="T69_1">Clarify</text:span><text:span text:style-name="T69_2"><text:s/></text:span><text:span text:style-name="T69_3">strategies</text:span><text:span text:style-name="T69_4"><text:s/></text:span><text:span text:style-name="T69_5">and</text:span><text:span text:style-name="T69_6"><text:s/></text:span><text:span text:style-name="T69_7">plans</text:span><text:span text:style-name="T69_8">,<text:s/></text:span><text:span text:style-name="T69_9">giving</text:span><text:span text:style-name="T69_10"><text:s/></text:span><text:span text:style-name="T69_11">clear</text:span><text:span text:style-name="T69_12"><text:s/></text:span><text:span text:style-name="T69_13">sense</text:span><text:span text:style-name="T69_14"><text:s/></text:span><text:span text:style-name="T69_15">of</text:span><text:span text:style-name="T69_16"><text:s/></text:span><text:span text:style-name="T69_17">direction</text:span><text:span text:style-name="T69_18"><text:s/></text:span><text:span text:style-name="T69_19">and</text:span><text:span text:style-name="T69_20"><text:s/></text:span><text:span text:style-name="T69_21">purpose</text:span><text:span text:style-name="T69_22"><text:s/></text:span><text:span text:style-name="T69_23">for</text:span><text:span text:style-name="T69_24"><text:s/></text:span><text:span text:style-name="T69_25">self</text:span><text:span text:style-name="T69_26"><text:s/></text:span><text:span text:style-name="T69_27">and</text:span><text:span text:style-name="T69_28"><text:s/></text:span><text:span text:style-name="T69_29">team</text:span></text:p>
        </text:list-item>
        <text:list-item>
          <text:p text:style-name="P70"><text:span text:style-name="T70_1">Be</text:span><text:span text:style-name="T70_2"><text:s/></text:span><text:span text:style-name="T70_3">visible</text:span><text:span text:style-name="T70_4"><text:s/></text:span><text:span text:style-name="T70_5">to</text:span><text:span text:style-name="T70_6"><text:s/></text:span><text:span text:style-name="T70_7">staff</text:span><text:span text:style-name="T70_8"><text:s/></text:span><text:span text:style-name="T70_9">and</text:span><text:span text:style-name="T70_10"><text:s/></text:span><text:span text:style-name="T70_11">stakeholders</text:span><text:span text:style-name="T70_12"><text:s/></text:span><text:span text:style-name="T70_13">and</text:span><text:span text:style-name="T70_14"><text:s/></text:span><text:span text:style-name="T70_15">regularly</text:span><text:span text:style-name="T70_16"><text:s/></text:span><text:span text:style-name="T70_17">undertake</text:span><text:span text:style-name="T70_18"><text:s/></text:span><text:span text:style-name="T70_19">activities</text:span><text:span text:style-name="T70_20"><text:s/></text:span><text:span text:style-name="T70_21">to</text:span><text:span text:style-name="T70_22"><text:s/></text:span><text:span text:style-name="T70_23">engage</text:span><text:span text:style-name="T70_24"><text:s/></text:span><text:span text:style-name="T70_25">and</text:span><text:span text:style-name="T70_26"><text:s/></text:span><text:span text:style-name="T70_27">build</text:span><text:span text:style-name="T70_28"><text:s/></text:span><text:span text:style-name="T70_29">trust</text:span><text:span text:style-name="T70_30"><text:s/></text:span><text:span text:style-name="T70_31">with</text:span><text:span text:style-name="T70_32"><text:s/></text:span><text:span text:style-name="T70_33">people</text:span><text:span text:style-name="T70_34"><text:s/></text:span><text:span text:style-name="T70_35">involved</text:span><text:span text:style-name="T70_36"><text:s/></text:span><text:span text:style-name="T70_37">in</text:span><text:span text:style-name="T70_38"><text:s/></text:span><text:span text:style-name="T70_39">area</text:span><text:span text:style-name="T70_40"><text:s/></text:span><text:span text:style-name="T70_41">of</text:span><text:span text:style-name="T70_42"><text:s/></text:span><text:span text:style-name="T70_43">work</text:span></text:p>
        </text:list-item>
        <text:list-item>
          <text:p text:style-name="P71"><text:span text:style-name="T71_1">Confidently</text:span><text:span text:style-name="T71_2"><text:s/></text:span><text:span text:style-name="T71_3">engage</text:span><text:span text:style-name="T71_4"><text:s/></text:span><text:span text:style-name="T71_5">with</text:span><text:span text:style-name="T71_6"><text:s/></text:span><text:span text:style-name="T71_7">stakeholders</text:span><text:span text:style-name="T71_8"><text:s/></text:span><text:span text:style-name="T71_9">and</text:span><text:span text:style-name="T71_10"><text:s/></text:span><text:span text:style-name="T71_11">colleagues</text:span><text:span text:style-name="T71_12"><text:s/></text:span><text:span text:style-name="T71_13">at</text:span><text:span text:style-name="T71_14"><text:s/></text:span><text:span text:style-name="T71_15">all</text:span><text:span text:style-name="T71_16"><text:s/></text:span><text:span text:style-name="T71_17">levels</text:span><text:span text:style-name="T71_18"><text:s/></text:span><text:span text:style-name="T71_19">to</text:span><text:span text:style-name="T71_20"><text:s/></text:span><text:span text:style-name="T71_21">generate</text:span><text:span text:style-name="T71_22"><text:s/></text:span><text:span text:style-name="T71_23">commitment</text:span><text:span text:style-name="T71_24"><text:s/></text:span><text:span text:style-name="T71_25">to</text:span><text:span text:style-name="T71_26"><text:s/></text:span><text:span text:style-name="T71_27">goals</text:span></text:p>
        </text:list-item>
      </text:list>
      <text:p text:style-name="P72"/>
      <text:p text:style-name="P73"/>
      <text:p text:style-name="P74"><text:span text:style-name="T74_1">Collaborating</text:span><text:span text:style-name="T74_2"><text:s/></text:span><text:span text:style-name="T74_3">and</text:span><text:span text:style-name="T74_4"><text:s/></text:span><text:span text:style-name="T74_5">Partnering</text:span></text:p>
      <text:p text:style-name="P75"><text:span text:style-name="T75_1">Essential</text:span></text:p>
      <text:list text:style-name="LS1" xml:id="list29">
        <text:list-item>
          <text:p text:style-name="P76"><text:span text:style-name="T76_1">Actively</text:span><text:span text:style-name="T76_2"><text:s/></text:span><text:span text:style-name="T76_3">build</text:span><text:span text:style-name="T76_4"><text:s/></text:span><text:span text:style-name="T76_5">and</text:span><text:span text:style-name="T76_6"><text:s/></text:span><text:span text:style-name="T76_7">maintain</text:span><text:span text:style-name="T76_8"><text:s/></text:span><text:span text:style-name="T76_9">a</text:span><text:span text:style-name="T76_10"><text:s/></text:span><text:span text:style-name="T76_11">network</text:span><text:span text:style-name="T76_12"><text:s/></text:span><text:span text:style-name="T76_13">of</text:span><text:span text:style-name="T76_14"><text:s/></text:span><text:span text:style-name="T76_15">colleagues</text:span><text:span text:style-name="T76_16"><text:s/></text:span><text:span text:style-name="T76_17">and</text:span><text:span text:style-name="T76_18"><text:s/></text:span><text:span text:style-name="T76_19">contacts</text:span><text:span text:style-name="T76_20"><text:s/></text:span><text:span text:style-name="T76_21">to</text:span><text:span text:style-name="T76_22"><text:s/></text:span><text:span text:style-name="T76_23">achieve</text:span><text:span text:style-name="T76_24"><text:s/></text:span><text:span text:style-name="T76_25">progress</text:span><text:span text:style-name="T76_26"><text:s/></text:span><text:span text:style-name="T76_27">on</text:span><text:span text:style-name="T76_28"><text:s/></text:span><text:span text:style-name="T76_29">objectives</text:span><text:span text:style-name="T76_30"><text:s/></text:span><text:span text:style-name="T76_31">and</text:span><text:span text:style-name="T76_32"><text:s/></text:span><text:span text:style-name="T76_33">shared</text:span><text:span text:style-name="T76_34"><text:s/></text:span><text:span text:style-name="T76_35">interests</text:span></text:p>
        </text:list-item>
      </text:list>
      <text:p text:style-name="P77"/>
      <text:p text:style-name="P78"/>
      <text:p text:style-name="P79"><text:span text:style-name="T79_1">Building</text:span><text:span text:style-name="T79_2"><text:s/></text:span><text:span text:style-name="T79_3">Capability</text:span><text:span text:style-name="T79_4"><text:s/></text:span><text:span text:style-name="T79_5">for</text:span><text:span text:style-name="T79_6"><text:s/></text:span><text:span text:style-name="T79_7">All</text:span></text:p>
      <text:p text:style-name="P80"><text:span text:style-name="T80_1">Essential</text:span></text:p>
      <text:list text:style-name="LS9" xml:id="list30">
        <text:list-item>
          <text:p text:style-name="P81"><text:span text:style-name="T81_1">Coach</text:span><text:span text:style-name="T81_2"><text:s/></text:span><text:span text:style-name="T81_3">and</text:span><text:span text:style-name="T81_4"><text:s/></text:span><text:span text:style-name="T81_5">support</text:span><text:span text:style-name="T81_6"><text:s/></text:span><text:span text:style-name="T81_7">colleagues</text:span><text:span text:style-name="T81_8"><text:s/></text:span><text:span text:style-name="T81_9">to</text:span><text:span text:style-name="T81_10"><text:s/></text:span><text:span text:style-name="T81_11">take</text:span><text:span text:style-name="T81_12"><text:s/></text:span><text:span text:style-name="T81_13">responsibility</text:span><text:span text:style-name="T81_14"><text:s/></text:span><text:span text:style-name="T81_15">for</text:span><text:span text:style-name="T81_16"><text:s/></text:span><text:span text:style-name="T81_17">their</text:span><text:span text:style-name="T81_18"><text:s/></text:span><text:span text:style-name="T81_19">own</text:span><text:span text:style-name="T81_20"><text:s/></text:span><text:span text:style-name="T81_21">development</text:span><text:span text:style-name="T81_22"><text:s/>(</text:span><text:span text:style-name="T81_23">through</text:span><text:span text:style-name="T81_24"><text:s/></text:span><text:span text:style-name="T81_25">giving</text:span><text:span text:style-name="T81_26"><text:s/></text:span><text:span text:style-name="T81_27">accountability</text:span><text:span text:style-name="T81_28">,<text:s/></text:span><text:span text:style-name="T81_29">varied</text:span><text:span text:style-name="T81_30"><text:s/></text:span><text:span text:style-name="T81_31">assignments</text:span><text:span text:style-name="T81_32"><text:s/></text:span><text:span text:style-name="T81_33">and</text:span><text:span text:style-name="T81_34"><text:s/></text:span><text:span text:style-name="T81_35">on</text:span><text:span text:style-name="T81_36">-</text:span><text:span text:style-name="T81_37">going</text:span><text:span text:style-name="T81_38"><text:s/></text:span><text:span text:style-name="T81_39">feedback</text:span><text:span text:style-name="T81_40">)</text:span></text:p>
        </text:list-item>
        <text:list-item>
          <text:p text:style-name="P82"><text:span text:style-name="T82_1">Establish</text:span><text:span text:style-name="T82_2"><text:s/></text:span><text:span text:style-name="T82_3">and</text:span><text:span text:style-name="T82_4"><text:s/></text:span><text:span text:style-name="T82_5">drive</text:span><text:span text:style-name="T82_6"><text:s/></text:span><text:span text:style-name="T82_7">intra</text:span><text:span text:style-name="T82_8"><text:s/></text:span><text:span text:style-name="T82_9">and</text:span><text:span text:style-name="T82_10"><text:s/></text:span><text:span text:style-name="T82_11">inter</text:span><text:span text:style-name="T82_12"><text:s/></text:span><text:span text:style-name="T82_13">team</text:span><text:span text:style-name="T82_14"><text:s/></text:span><text:span text:style-name="T82_15">discussions</text:span><text:span text:style-name="T82_16"><text:s/></text:span><text:span text:style-name="T82_17">to</text:span><text:span text:style-name="T82_18"><text:s/></text:span><text:span text:style-name="T82_19">learn</text:span><text:span text:style-name="T82_20"><text:s/></text:span><text:span text:style-name="T82_21">from</text:span><text:span text:style-name="T82_22"><text:s/></text:span><text:span text:style-name="T82_23">experience</text:span><text:span text:style-name="T82_24"><text:s/></text:span><text:span text:style-name="T82_25">and</text:span><text:span text:style-name="T82_26"><text:s/></text:span><text:span text:style-name="T82_27">adapt</text:span><text:span text:style-name="T82_28"><text:s/></text:span><text:span text:style-name="T82_29">organisational</text:span><text:span text:style-name="T82_30"><text:s/></text:span><text:span text:style-name="T82_31">processes</text:span><text:span text:style-name="T82_32"><text:s/></text:span><text:span text:style-name="T82_33">and</text:span><text:span text:style-name="T82_34"><text:s/></text:span><text:span text:style-name="T82_35">plans</text:span></text:p>
        </text:list-item>
      </text:list>
      <text:p text:style-name="P83"/>
      <text:p text:style-name="P84"/>
      <text:p text:style-name="P8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aramond" svg:font-family="Garamond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4pt" style:font-name-asian="Garamond" style:font-size-asian="14pt" style:font-name-complex="Garamond" style:font-size-complex="14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00%" fo:margin-top="0.847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36pt" style:font-name-asian="Times New Roman" style:font-size-asian="36pt" style:font-name-complex="Times New Roman" style:font-size-complex="36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left" fo:break-before="auto" fo:text-indent="0cm" fo:line-height="100%" fo:margin-top="0.635cm" fo:margin-bottom="0.141cm" fo:margin-left="0cm" fo:margin-right="0cm" style:writing-mode="lr-tb"/>
      <style:text-properties style:text-line-through-style="none"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 fo:font-weight="normal" style:font-weight-asian="normal" style:font-weight-complex="normal" style:text-underline-style="none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1" text:level="2">
        <style:list-level-properties text:space-before="1.905cm" text:min-label-width="-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2" text:level="3">
        <style:list-level-properties text:space-before="3.492cm" text:min-label-width="-2.222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-3.17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4" text:level="5">
        <style:list-level-properties text:space-before="5.715cm" text:min-label-width="-4.44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5" text:level="6">
        <style:list-level-properties text:space-before="7.302cm" text:min-label-width="-6.033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-6.98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7" text:level="8">
        <style:list-level-properties text:space-before="9.525cm" text:min-label-width="-8.25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5Level8" text:level="9">
        <style:list-level-properties text:space-before="11.112cm" text:min-label-width="-9.842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1" text:level="2">
        <style:list-level-properties text:space-before="1.905cm" text:min-label-width="-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2" text:level="3">
        <style:list-level-properties text:space-before="3.492cm" text:min-label-width="-2.222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-3.17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4" text:level="5">
        <style:list-level-properties text:space-before="5.715cm" text:min-label-width="-4.44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5" text:level="6">
        <style:list-level-properties text:space-before="7.302cm" text:min-label-width="-6.033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-6.98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7" text:level="8">
        <style:list-level-properties text:space-before="9.525cm" text:min-label-width="-8.25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8" text:level="9">
        <style:list-level-properties text:space-before="11.112cm" text:min-label-width="-9.842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1" text:level="2">
        <style:list-level-properties text:space-before="1.905cm" text:min-label-width="-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2" text:level="3">
        <style:list-level-properties text:space-before="3.492cm" text:min-label-width="-2.222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-3.17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4" text:level="5">
        <style:list-level-properties text:space-before="5.715cm" text:min-label-width="-4.44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5" text:level="6">
        <style:list-level-properties text:space-before="7.302cm" text:min-label-width="-6.033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-6.98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7" text:level="8">
        <style:list-level-properties text:space-before="9.525cm" text:min-label-width="-8.25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9Level8" text:level="9">
        <style:list-level-properties text:space-before="11.112cm" text:min-label-width="-9.842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45cm" fo:padding-left="0cm" fo:margin-left="1.251cm" fo:padding-right="0cm" fo:margin-right="1.75cm"/>
      <style:header-style>
        <style:header-footer-properties fo:min-height="0.252cm" fo:margin-bottom="0.252cm" style:dynamic-spacing="true"/>
      </style:header-style>
    </style:page-layout>
    <style:style style:name="P1" style:family="paragraph" style:parent-style-name="Standard" style:master-page-name="Standard">
      <style:paragraph-properties fo:break-before="auto" fo:text-indent="0cm" fo:line-height="100%" fo:margin-top="0cm" fo:margin-bottom="0cm" style:writing-mode="lr-tb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